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543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Tp</text:p>
          </table:table-cell>
          <table:table-cell>
            <draw:frame table:end-cell-address="Sheet1_2.J23" table:end-x="0.1157in" table:end-y="0.0512in" draw:z-index="0" draw:style-name="gr1" draw:text-style-name="P1" svg:width="6.2988in" svg:height="3.5429in" svg:x="0.0398in" svg:y="0.0394in">
              <draw:object draw:notify-on-update-of-ranges="Sheet1_2.A2:Sheet1_2.A16 Sheet1_2.B1:Sheet1_2.B1 Sheet1_2.B2:Sheet1_2.B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53">
            <text:p>0.015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05">
            <text:p>0.020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96">
            <text:p>0.029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382">
            <text:p>0.038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85">
            <text:p>0.048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02">
            <text:p>0.06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27">
            <text:p>0.072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88">
            <text:p>0.08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047">
            <text:p>0.104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211">
            <text:p>0.12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379">
            <text:p>0.137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77">
            <text:p>0.157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008">
            <text:p>0.20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249">
            <text:p>0.2249</text:p>
          </table:table-cell>
          <table:table-cell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3/28/2013</text:date>, <text:time>15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Reese</meta:initial-creator>
    <meta:creation-date>2013-03-28T15:29:58</meta:creation-date>
    <dc:date>2013-03-28T15:34:06</dc:date>
    <dc:creator>Josh Reese</dc:creator>
    <meta:editing-duration>PT4M8S</meta:editing-duration>
    <meta:editing-cycles>2</meta:editing-cycles>
    <meta:generator>OpenOffice.org/3.4.1$Unix OpenOffice.org_project/341m1$Build-9593</meta:generator>
    <meta:document-statistic meta:table-count="4" meta:cell-count="3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4cm" svg:y="0.315cm" chart:style-name="ch2">
          <text:p>Running Times </text:p>
        </chart:title>
        <chart:subtitle svg:x="6.493cm" svg:y="1.284cm" chart:style-name="ch3">
          <text:p>50k per machine</text:p>
        </chart:subtitle>
        <chart:legend chart:legend-position="end" svg:x="14.844cm" svg:y="4.21cm" style:legend-expansion="high" chart:style-name="ch4"/>
        <chart:plot-area chart:style-name="ch5" table:cell-range-address="Sheet1_2.A1:Sheet1_2.B16" chart:data-source-has-labels="both" svg:x="1.318cm" svg:y="2.323cm" svg:width="12.886cm" svg:height="5.529cm">
          <chartooo:coordinate-region svg:x="2.26cm" svg:y="2.513cm" svg:width="11.944cm" svg:height="4.71cm"/>
          <chart:axis chart:dimension="x" chart:name="primary-x" chart:style-name="ch6" chartooo:axis-type="auto">
            <chartooo:date-scale/>
            <chart:title svg:x="6.233cm" svg:y="8.033cm" chart:style-name="ch7">
              <text:p>Number of machines</text:p>
            </chart:title>
            <chart:categories table:cell-range-address="Sheet1_2.A2:Sheet1_2.A16"/>
          </chart:axis>
          <chart:axis chart:dimension="y" chart:name="primary-y" chart:style-name="ch8">
            <chart:title svg:x="0.451cm" svg:y="5.857cm" chart:style-name="ch9">
              <text:p>Time (ms)</text:p>
            </chart:title>
            <chart:grid chart:style-name="ch10" chart:class="major"/>
          </chart:axis>
          <chart:series chart:style-name="ch11" chart:values-cell-range-address="Sheet1_2.B2:Sheet1_2.B16" chart:label-cell-address="Sheet1_2.B1:Sheet1_2.B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_2.B1:Sheet1_2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_2.A2:Sheet1_2.A16</svg:desc>
                </draw:g>
              </table:table-cell>
              <table:table-cell office:value-type="float" office:value="0.0153">
                <text:p>0.0153</text:p>
                <draw:g>
                  <svg:desc>Sheet1_2.B2:Sheet1_2.B1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02">
                <text:p>0.06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27">
                <text:p>0.07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047">
                <text:p>0.1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379">
                <text:p>0.137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577">
                <text:p>0.157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008">
                <text:p>0.20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249">
                <text:p>0.2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